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6ee405" officeooo:paragraph-rsid="006ee405" style:font-weight-asian="bold" style:font-weight-complex="bold"/>
    </style:style>
    <style:style style:name="P2" style:family="paragraph" style:parent-style-name="Standard">
      <style:text-properties fo:font-weight="bold" officeooo:rsid="00076175" officeooo:paragraph-rsid="00076175" style:font-weight-asian="bold" style:font-weight-complex="bold"/>
    </style:style>
    <style:style style:name="P3" style:family="paragraph" style:parent-style-name="Standard">
      <style:text-properties fo:font-weight="normal" officeooo:rsid="0066d1c6" officeooo:paragraph-rsid="00076175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726d2c" officeooo:paragraph-rsid="00726d2c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726d2c" officeooo:paragraph-rsid="00726d2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26d2c" officeooo:paragraph-rsid="00726d2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26d2c" officeooo:paragraph-rsid="0080f99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26d2c" officeooo:paragraph-rsid="0084648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26d2c" officeooo:paragraph-rsid="0085b6d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53c88" officeooo:paragraph-rsid="0076567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82e92" officeooo:paragraph-rsid="00782e9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9eb89" officeooo:paragraph-rsid="0079eb8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bba6a" officeooo:paragraph-rsid="007bba6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85b6d9" officeooo:paragraph-rsid="0085b6d9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bold" officeooo:rsid="00726d2c" officeooo:paragraph-rsid="00726d2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726d2c" officeooo:paragraph-rsid="00726d2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paragraph-rsid="0079eb89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paragraph-rsid="0080f993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officeooo:paragraph-rsid="00846487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officeooo:paragraph-rsid="0085b6d9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paragraph-rsid="008e9f2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8e9f20" officeooo:paragraph-rsid="008e9f2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Liberation Serif" fo:font-size="12pt" officeooo:paragraph-rsid="008e9f20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Liberation Serif" fo:font-size="12pt" officeooo:rsid="0092a3b4" officeooo:paragraph-rsid="0092a3b4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6600" style:font-name="Liberation Serif" fo:font-size="12pt" fo:font-weight="normal" officeooo:rsid="0092a3b4" officeooo:paragraph-rsid="0092f13d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65677" style:font-weight-asian="bold" style:font-weight-complex="bold"/>
    </style:style>
    <style:style style:name="T3" style:family="text">
      <style:text-properties fo:font-weight="bold" style:font-weight-asian="bold" style:font-weight-complex="bold" loext:padding="0cm" loext:border="none"/>
    </style:style>
    <style:style style:name="T4" style:family="text">
      <style:text-properties fo:font-weight="bold" officeooo:rsid="0080f993" style:font-weight-asian="bold" style:font-weight-complex="bold"/>
    </style:style>
    <style:style style:name="T5" style:family="text">
      <style:text-properties fo:font-weight="bold" officeooo:rsid="0080c72b" style:font-weight-asian="bold" style:font-weight-complex="bold"/>
    </style:style>
    <style:style style:name="T6" style:family="text">
      <style:text-properties fo:font-weight="bold" officeooo:rsid="008e9f20" style:font-size-asian="12pt" style:font-weight-asian="bold" style:font-size-complex="12pt" style:font-weight-complex="bold"/>
    </style:style>
    <style:style style:name="T7" style:family="text">
      <style:text-properties fo:font-weight="bold" officeooo:rsid="00726d2c" style:font-size-asian="12pt" style:font-weight-asian="bold" style:font-size-complex="12pt" style:font-weight-complex="bold"/>
    </style:style>
    <style:style style:name="T8" style:family="text">
      <style:text-properties fo:font-weight="normal" officeooo:rsid="0079eb89" style:font-weight-asian="normal" style:font-weight-complex="normal"/>
    </style:style>
    <style:style style:name="T9" style:family="text">
      <style:text-properties fo:font-weight="normal" officeooo:rsid="00726d2c" style:font-weight-asian="normal" style:font-weight-complex="normal"/>
    </style:style>
    <style:style style:name="T10" style:family="text">
      <style:text-properties fo:font-weight="normal" officeooo:rsid="0080f993" style:font-weight-asian="normal" style:font-weight-complex="normal"/>
    </style:style>
    <style:style style:name="T11" style:family="text">
      <style:text-properties fo:font-weight="normal" officeooo:rsid="00846487" style:font-weight-asian="normal" style:font-weight-complex="normal"/>
    </style:style>
    <style:style style:name="T12" style:family="text">
      <style:text-properties fo:font-weight="normal" officeooo:rsid="008e9f20" style:font-weight-asian="normal" style:font-weight-complex="normal"/>
    </style:style>
    <style:style style:name="T13" style:family="text">
      <style:text-properties fo:font-weight="normal" officeooo:rsid="008e9f20" style:font-weight-asian="normal" style:font-weight-complex="normal" loext:padding="0cm" loext:border="none"/>
    </style:style>
    <style:style style:name="T14" style:family="text">
      <style:text-properties fo:font-weight="normal" officeooo:rsid="008e9f20" style:font-size-asian="12pt" style:font-weight-asian="normal" style:font-size-complex="12pt" style:font-weight-complex="normal"/>
    </style:style>
    <style:style style:name="T15" style:family="text">
      <style:text-properties fo:color="#ff0000" fo:font-weight="bold" style:font-weight-asian="bold" style:font-weight-complex="bold" loext:padding="0cm" loext:border="none"/>
    </style:style>
    <style:style style:name="T16" style:family="text">
      <style:text-properties fo:color="#ff0000" style:font-name="Ubuntu Mono" fo:font-size="10.3999996185303pt" fo:font-weight="bold" style:font-weight-asian="bold" style:font-weight-complex="bold" loext:padding="0cm" loext:border="none"/>
    </style:style>
    <style:style style:name="T17" style:family="text">
      <style:text-properties fo:color="#ff0000" loext:padding="0cm" loext:border="none"/>
    </style:style>
    <style:style style:name="T18" style:family="text">
      <style:text-properties fo:color="#ff0000" fo:font-weight="normal" officeooo:rsid="008e9f20" style:font-size-asian="12pt" style:font-weight-asian="normal" style:font-size-complex="12pt" style:font-weight-complex="normal" loext:padding="0cm" loext:border="none"/>
    </style:style>
    <style:style style:name="T19" style:family="text">
      <style:text-properties fo:color="#ff0000" fo:font-weight="normal" officeooo:rsid="008e9f20" style:font-weight-asian="normal" style:font-weight-complex="normal" loext:padding="0cm" loext:border="none"/>
    </style:style>
    <style:style style:name="T20" style:family="text">
      <style:text-properties fo:color="#ff0000" fo:font-size="10.3999996185303pt" fo:font-weight="bold" style:font-weight-asian="bold" style:font-weight-complex="bold" loext:padding="0cm" loext:border="none"/>
    </style:style>
    <style:style style:name="T21" style:family="text">
      <style:text-properties fo:color="#ff3333" fo:font-weight="bold" style:font-weight-asian="bold" style:font-weight-complex="bold" loext:padding="0cm" loext:border="none"/>
    </style:style>
    <style:style style:name="T22" style:family="text">
      <style:text-properties fo:color="#ff3333" fo:font-weight="bold" officeooo:rsid="00765677" style:font-weight-asian="bold" style:font-weight-complex="bold"/>
    </style:style>
    <style:style style:name="T23" style:family="text">
      <style:text-properties fo:color="#ff3333" loext:padding="0cm" loext:border="none"/>
    </style:style>
    <style:style style:name="T24" style:family="text">
      <style:text-properties fo:color="#ff3333" fo:font-weight="normal" officeooo:rsid="0079eb89" style:font-weight-asian="normal" style:font-weight-complex="normal"/>
    </style:style>
    <style:style style:name="T25" style:family="text">
      <style:text-properties fo:color="#ff3333" officeooo:rsid="0079eb89" loext:padding="0cm" loext:border="none"/>
    </style:style>
    <style:style style:name="T26" style:family="text">
      <style:text-properties officeooo:rsid="00765677"/>
    </style:style>
    <style:style style:name="T27" style:family="text">
      <style:text-properties officeooo:rsid="007850a9"/>
    </style:style>
    <style:style style:name="T28" style:family="text">
      <style:text-properties style:font-name="Ubuntu Mono" fo:font-size="10.3999996185303pt" loext:padding="0cm" loext:border="none"/>
    </style:style>
    <style:style style:name="T29" style:family="text">
      <style:text-properties style:font-name="Ubuntu Mono" fo:font-size="10.3999996185303pt" fo:font-weight="bold" style:font-weight-asian="bold" style:font-weight-complex="bold" loext:padding="0cm" loext:border="none"/>
    </style:style>
    <style:style style:name="T30" style:family="text">
      <style:text-properties officeooo:rsid="00726d2c"/>
    </style:style>
    <style:style style:name="T31" style:family="text">
      <style:text-properties fo:font-size="10.3999996185303pt" loext:padding="0cm" loext:border="none"/>
    </style:style>
    <style:style style:name="T32" style:family="text">
      <style:text-properties loext:padding="0cm" loext:border="none"/>
    </style:style>
    <style:style style:name="T33" style:family="text">
      <style:text-properties officeooo:rsid="0080c72b"/>
    </style:style>
    <style:style style:name="T34" style:family="text">
      <style:text-properties fo:color="#000000" officeooo:rsid="0079eb89" loext:padding="0cm" loext:border="none"/>
    </style:style>
    <style:style style:name="T35" style:family="text">
      <style:text-properties officeooo:rsid="008e9f20"/>
    </style:style>
    <style:style style:name="T36" style:family="text">
      <style:text-properties officeooo:rsid="008e9f20" style:font-size-asian="12pt" style:font-size-complex="12pt"/>
    </style:style>
    <style:style style:name="T37" style:family="text">
      <style:text-properties officeooo:rsid="00726d2c" style:font-size-asian="12pt" style:font-size-complex="12pt"/>
    </style:style>
    <style:style style:name="T38" style:family="text">
      <style:text-properties fo:color="#cc0000" fo:font-weight="bold" style:font-weight-asian="bold" style:font-weight-complex="bold" loext:padding="0cm" loext:border="none"/>
    </style:style>
    <style:style style:name="T39" style:family="text">
      <style:text-properties fo:color="#006600" fo:font-weight="bold" style:font-weight-asian="bold" style:font-weight-complex="bold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ente: Deivison Venicio Souza</text:p>
      <text:p text:style-name="P2">-----------------------------------------------------------------------------------------------------------------------</text:p>
      <text:p text:style-name="P3"/>
      <text:p text:style-name="P4">Universidade Federal do Paraná - Departamento de Estatística</text:p>
      <text:p text:style-name="P4">Especialização em Data Sciece e Big Data</text:p>
      <text:p text:style-name="P4">Prof. Cesar Augusto Taconeli</text:p>
      <text:p text:style-name="P4">Avaliação - 19/10/2018</text:p>
      <text:p text:style-name="P5"/>
      <text:p text:style-name="P6"><text:tab/>Vamos considerar a aplicação de uma árvore de regressão à base de dados abalone, do pacote <text:span text:style-name="T1">AppliedPredictiveModeling</text:span>. Os dados referem-se a 4177 espécimes de abalone, tipo de molusco encontrado ao longo das águas costeiras de todos os continentes. A variável resposta é a idade do molusco, aferida pelo número de anéis internos, que é um procedimento demorado e pouco adequado. O objetivo é ajustar um modelo que permita estimar a idade a partir de outras medidas, que são obtidas com maior facilidade. Para maiores detalhes a respeito da base, consultar a documentação e o link fornecido. Para a análise, as primeiras 3000 linhas deverão ser usadas para ajuste, e as demais para validação.</text:p>
      <text:p text:style-name="P6"/>
      <text:p text:style-name="P16">1. Qual o tamanho da árvore (número de nós finais) selecionada por validação cruzada? Quantas são as partições? Nota: Fixe a semente com set.seed(1). Estabeleça cp = 0.001 para o processo de poda.</text:p>
      <text:p text:style-name="P6"/>
      <text:p text:style-name="P10"><text:span text:style-name="T26">Usando cp = 0.001 o t</text:span>amanho da árvore (nós finais) <text:s/><text:span text:style-name="T26">e o número de partições foram:</text:span></text:p>
      <text:p text:style-name="P10"/>
      <text:p text:style-name="P10">- <text:span text:style-name="T33">T</text:span>amanho da árvore <text:span text:style-name="T26">= </text:span><text:span text:style-name="T22">11 nós finais</text:span><text:span text:style-name="T26"> (igual a árvore sem podar);</text:span></text:p>
      <text:p text:style-name="P10">- <text:span text:style-name="T26">Número de partições = </text:span><text:span text:style-name="T22">10 partições.</text:span></text:p>
      <text:p text:style-name="P10"/>
      <text:p text:style-name="P10"><text:span text:style-name="T26"><text:tab/>Usando a regra de Breiman como critério, sugere-se podar usando cp = 0.013786 (observado no gráfico gerado pela função </text:span><text:span text:style-name="T2">plotcp</text:span><text:span text:style-name="T26">). Assim, a árvore após processo de poda teria:</text:span></text:p>
      <text:p text:style-name="P10"/>
      <text:p text:style-name="P10"><text:span text:style-name="T1">- </text:span><text:span text:style-name="T5">T</text:span><text:span text:style-name="T1">amanho da árvore </text:span><text:span text:style-name="T26">= </text:span><text:span text:style-name="T22">8 nós finais</text:span><text:span text:style-name="T26"> (igual a árvore sem podar);</text:span></text:p>
      <text:p text:style-name="P10"><text:span text:style-name="T1">- </text:span><text:span text:style-name="T2">Número de partições </text:span><text:span text:style-name="T26">= </text:span><text:span text:style-name="T22">7 partições</text:span><text:span text:style-name="T26">.</text:span></text:p>
      <text:p text:style-name="P10"/>
      <text:p text:style-name="P11"><text:tab/>Pelo critério de poda de Breiman ter-se-ia um modelo de árvore mais <text:span text:style-name="T27">parcimonioso.</text:span></text:p>
      <text:p text:style-name="P6"/>
      <text:p text:style-name="P6"/>
      <text:p text:style-name="P16">2. Quantas covariáveis aparecem no ajuste da árvore?</text:p>
      <text:p text:style-name="P12"/>
      <text:p text:style-name="P17"><text:span text:style-name="T8">R: Apenas duas variáveis foram usadas para construir a árvore:</text:span><text:span text:style-name="T24"> </text:span><text:bookmark text:name="rstudio_console_output"/><text:span text:style-name="T21">ShellWeight</text:span><text:span text:style-name="T23"> </text:span><text:span text:style-name="T34">e</text:span><text:span text:style-name="T25"> </text:span><text:span text:style-name="T21">ShuckedWeight</text:span><text:span text:style-name="T23">.</text:span></text:p>
      <text:p text:style-name="P6"/>
      <text:p text:style-name="P16"/>
      <text:p text:style-name="P16">3. Qual a idade estimada para moluscos com:</text:p>
      <text:p text:style-name="P6"/>
      <text:p text:style-name="P13">Para este previsão considerei o modelo com podado com cp = <text:s/><text:span text:style-name="T30">0.001. </text:span>Então, os resultados foram:</text:p>
      <text:p text:style-name="P6"/>
      <text:p text:style-name="P16">a) ShellWeight=0.18 e ShuckedWeight=0.25.</text:p>
      <text:p text:style-name="P6"/>
      <text:p text:style-name="P18"><text:span text:style-name="T4">R:</text:span><text:span text:style-name="T10"> Predição de Rings = </text:span><text:bookmark text:name="rstudio_console_output1"/><text:span text:style-name="T21">9.071168</text:span></text:p>
      <text:p text:style-name="P6"/>
      <text:p text:style-name="P16">b) ShellWeight=0.31 e ShuckedWeight=0.45.</text:p>
      <text:p text:style-name="P6"/>
      <text:p text:style-name="P18"><text:span text:style-name="T4">R: </text:span><text:span text:style-name="T10">Predição de Rings = </text:span><text:bookmark text:name="rstudio_console_output2"/><text:span text:style-name="T21">10.977230</text:span></text:p>
      <text:p text:style-name="P7"><text:span text:style-name="T32"/></text:p>
      <text:p text:style-name="P16"><text:soft-page-break/>4. Qual o resíduo para cada um dos dados? Considere, para o primeiro, Rings=8 e para o segundo Rings=10.</text:p>
      <text:p text:style-name="P16"/>
      <text:p text:style-name="P14"><text:tab/>Os resíduos são dados pela diferença entre os valores observado (reais) e estimados. Assim, para as predições da questão 3 têm-se:</text:p>
      <text:p text:style-name="P6"/>
      <text:p text:style-name="P19"><text:span text:style-name="T4">- </text:span><text:span text:style-name="T10">Resíduo para predição de Rings (quando <text:s/></text:span><text:span text:style-name="T9">ShellWeight=0.18 e ShuckedWeight=0.25</text:span><text:span text:style-name="T11">) = </text:span><text:bookmark text:name="rstudio_console_output3"/><text:span text:style-name="T21">1.071168</text:span></text:p>
      <text:p text:style-name="P8"/>
      <text:p text:style-name="P20"><text:span text:style-name="T4">- </text:span><text:span text:style-name="T10">Resíduo para predição de Rings (quando <text:s/></text:span><text:span text:style-name="T9">ShellWeight=0.31 e ShuckedWeight=0.45</text:span><text:span text:style-name="T10">) = </text:span><text:bookmark text:name="rstudio_console_output4"/><text:span text:style-name="T21">1.977230</text:span></text:p>
      <text:p text:style-name="P9"/>
      <text:p text:style-name="P6"/>
      <text:p text:style-name="P16">5. Usando os dados de validação, calcule e apresente o valor da soma de quadrados de resíduos.</text:p>
      <text:p text:style-name="P15"/>
      <text:p text:style-name="P21"><text:span text:style-name="T35">O valor da soma de quadrados de resíduos no conjunto de validação foi de = <text:s/></text:span><text:bookmark text:name="rstudio_console_output5"/><text:span text:style-name="T15">10379.5</text:span></text:p>
      <text:p text:style-name="P22"/>
      <text:p text:style-name="P23"><text:span text:style-name="T12">O valor de MSE no conjunto de validação foi de = <text:s/></text:span><text:bookmark text:name="rstudio_console_output6"/><text:span text:style-name="T15">8.81861</text:span></text:p>
      <text:p text:style-name="P22"><text:span text:style-name="T3"/></text:p>
      <text:p text:style-name="P23"><text:span text:style-name="T13">O valor de RMSE no conjunto de validação foi de = <text:s/></text:span><text:bookmark text:name="rstudio_console_output7"/><text:span text:style-name="T15">2.969614</text:span></text:p>
      <text:p text:style-name="P23"><text:span text:style-name="T15"/></text:p>
      <text:p text:style-name="P23"><text:span text:style-name="T15"/></text:p>
      <text:p text:style-name="P24"><text:bookmark-start text:name="__DdeLink__1420_759146432"/><text:span text:style-name="T3">------------------------------------------------------------------------------------------------------------------------</text:span><text:bookmark-end text:name="__DdeLink__1420_759146432"/></text:p>
      <text:p text:style-name="P24"><text:span text:style-name="T3">Obs: </text:span><text:span text:style-name="T39">O código utilizado para solução deste trabalho está em anexo ao e-mail.</text:span></text:p>
      <text:p text:style-name="P25"><text:span text:style-name="T29">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01:10.101729118</meta:creation-date>
    <dc:date>2018-11-17T15:49:42.712994652</dc:date>
    <meta:editing-duration>PT6H6M27S</meta:editing-duration>
    <meta:editing-cycles>123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471" meta:character-count="3146" meta:non-whitespace-character-count="2698"/>
  </office:meta>
</office:document-meta>
</file>